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2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4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Gnumeric-default" style:data-style-name="N37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number-columns-repeated="1022" table:default-cell-style-name="Gnumeric-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table:style-name="ce2" office:value-type="date" office:date-value="2016-03-22" calcext:value-type="date">
            <text:p>22/03/1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SUM([.B2:.B17])" office:value-type="float" office:value="56.5" calcext:value-type="float">
            <text:p>56.5</text:p>
          </table:table-cell>
          <table:table-cell table:style-name="ce1" table:number-columns-repeated="1020"/>
        </table:table-row>
        <table:table-row table:style-name="ro1">
          <table:table-cell table:style-name="ce3" office:value-type="date" office:date-value="2016-03-23" calcext:value-type="date">
            <text:p>23/03/20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2"/>
        </table:table-row>
        <table:table-row table:style-name="ro2">
          <table:table-cell table:style-name="ce2" office:value-type="date" office:date-value="2016-03-29" calcext:value-type="date">
            <text:p>29/03/1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16-03-30" calcext:value-type="date">
            <text:p>30/03/16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022"/>
        </table:table-row>
        <table:table-row table:style-name="ro3">
          <table:table-cell table:style-name="ce4" office:value-type="date" office:date-value="2016-04-01" calcext:value-type="date">
            <text:p>01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4" office:value-type="date" office:date-value="2016-04-04" calcext:value-type="date">
            <text:p>04/04/1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6" calcext:value-type="date">
            <text:p>06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8" calcext:value-type="date">
            <text:p>08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11" calcext:value-type="date">
            <text:p>11/04/1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6-04-12" calcext:value-type="date">
            <text:p>12/04/1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6-18" calcext:value-type="date">
            <text:p>18/06/16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^ claim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date" office:date-value="2016-04-26" calcext:value-type="date">
            <text:p>26/04/16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6-04-27" calcext:value-type="date">
            <text:p>27/04/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9">
      <number:day number:style="long"/>
      <number:text>/</number:text>
      <number:month number:style="long"/>
      <number:text>/</number:text>
      <number:year number:calendar="gregorian"/>
    </number:date-style>
    <number:date-style style:name="N110">
      <number:day/>
      <number:text>/</number:text>
      <number:month number:style="long"/>
      <number:text>/</number:text>
      <number:year number:calendar="gregorian"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writing-mode="lr-tb" gnm:style-print="" style:print="charts drawings objects"/>
      <style:header-style>
        <style:header-footer-properties fo:min-height="1cm" fo:margin-left="0cm" fo:margin-right="0cm" fo:margin-bottom="0cm" fo:border="none" fo:padding="0cm" style:shadow="none"/>
      </style:header-style>
      <style:footer-style>
        <style:header-footer-properties fo:min-height="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4:52:31.715525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7T14:53:00.046285393</dc:date>
    <meta:creation-date>2016-03-22T15:52:39Z</meta:creation-date>
    <meta:editing-cycles>15</meta:editing-cycles>
    <meta:editing-duration>PT1M28S</meta:editing-duration>
    <meta:generator>LibreOffice/4.2.8.2$Linux_X86_64 LibreOffice_project/420m0$Build-2</meta:generator>
    <meta:initial-creator>Lachlan Gordon Stoney</meta:initial-creator>
    <meta:document-statistic meta:table-count="1" meta:cell-count="31" meta:object-count="0"/>
  </office:meta>
</office:document-meta>
</file>